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returnValue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voidMonoMethodBean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InitializerTests.modelAttribu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Controller.set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InitializerTests.getBindingContext( Object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handlePost( @ ModelAttribute ( "missing-bean" )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elInitializerTests.initBind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troller.voidMethodBean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InitializerTests.saveModelAttributeTo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InitializerTests.requiredSessionAttribute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Initializ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Controller.returnValue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InitializerTests.clearModelAttributeFrom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initDataBinder( WebDataBinder dataB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InitializerTests.retrieveModelAttributeFrom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